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6BE0D1D6A33F8A0488.png" manifest:media-type="image/png"/>
  <manifest:file-entry manifest:full-path="Pictures/10000201000009C400000967FC7F8BFFAD501B7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ckblatt-1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ckblatt-1-notes">
      <style:graphic-properties draw:fill-color="#ffffff" fo:min-height="13.364cm"/>
      <style:paragraph-properties style:writing-mode="lr-tb"/>
    </style:style>
    <style:style style:name="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pr9" style:family="presentation" style:parent-style-name="_31__5f_1-spaltig-notes">
      <style:graphic-properties draw:fill-color="#ffffff" fo:min-height="13.364cm"/>
      <style:paragraph-properties style:writing-mode="lr-tb"/>
    </style:style>
    <style:style style:name="pr10" style:family="presentation" style:parent-style-name="_31__5f_1-spaltig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1-spaltig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0.79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0.441cm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0.441cm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margin-top="0.4cm" fo:margin-bottom="0cm" fo:line-height="0.723cm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46413c" style:text-line-through-style="none" style:text-line-through-type="none" style:text-position="0% 100%" style:font-name="Arial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text-transform="uppercase" fo:color="#46413c" style:text-line-through-style="none" style:text-line-through-type="none" style:text-position="0% 100%" style:font-name="Arial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46413c" style:text-line-through-style="none" style:text-line-through-type="none" style:text-position="0% 100%" style:font-name="Arial" fo:font-size="28pt" fo:letter-spacing="0.004cm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text-transform="uppercase" fo:color="#46413c" style:text-line-through-style="none" style:text-line-through-type="none" style:text-position="0% 100%" style:font-name="Arial" fo:font-size="26pt" fo:letter-spacing="0.004cm" fo:language="en" fo:country="GB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46413c" style:text-line-through-style="none" style:text-line-through-type="none" style:text-position="0% 100%" style:font-name="Arial" fo:font-size="18pt" fo:letter-spacing="0.004cm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text-transform="uppercase" fo:color="#46413c" style:text-line-through-style="none" style:text-line-through-type="none" style:text-position="0% 100%" style:font-name="Arial" fo:font-size="26pt" fo:letter-spacing="0.004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23201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ckblatt-1" presentation:presentation-page-layout-name="AL1T0">
        <office:forms form:automatic-focus="false" form:apply-design-mode="false"/>
        <draw:frame draw:name="Titel 1" presentation:style-name="pr1" draw:text-style-name="P2" draw:layer="layout" svg:width="15.496cm" svg:height="3.398cm" svg:x="16.933cm" svg:y="12.97cm" presentation:class="title" presentation:user-transformed="true">
          <draw:text-box>
            <text:p text:style-name="P1"><text:span text:style-name="T1">Smartwatch: Einsatzmöglichkeiten des Magnetometers</text:span></text:p>
          </draw:text-box>
        </draw:frame>
        <draw:frame draw:name="Textplatzhalter 3" presentation:style-name="pr2" draw:text-style-name="P4" draw:layer="layout" svg:width="15.496cm" svg:height="0.799cm" svg:x="16.933cm" svg:y="16.562cm" presentation:class="outline" presentation:user-transformed="true">
          <draw:text-box>
            <text:p text:style-name="P3"><text:span text:style-name="T2">Georgios Markou</text:span></text:p>
          </draw:text-box>
        </draw:frame>
        <draw:frame draw:name="Textplatzhalter 4" presentation:style-name="pr3" draw:text-style-name="P4" draw:layer="layout" svg:width="15.496cm" svg:height="0.799cm" svg:x="16.933cm" svg:y="17.396cm" presentation:class="outline" presentation:user-transformed="true">
          <draw:text-box>
            <text:p text:style-name="P3"><text:span text:style-name="T2">3.2.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3">Überblick Smartwatch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Überblick Magnetismus und Magnetometer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Magnetometer in Smartwatches</text:span></text:p>
                <text:p text:style-name="P6"><text:span text:style-name="T3"/></text:p>
              </text:list-item>
              <text:list-item>
                <text:p text:style-name="P6"><text:span text:style-name="T3">Ergebnisse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Fazit</text:span></text:p>
              </text:list-item>
            </text:list>
            <text:p text:style-name="P7"><text:span text:style-name="T3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ThemenÜbersichT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“</text:span><text:span text:style-name="T1">am Handgelenk getragener Minicomputer [...]“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Beliebtheit stieg im Jahr 2014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Verfügen über eine Vielzahl von Sensoren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Vielseitige Verwendung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Spezielle Betriebssysteme</text:span></text:p>
              </text:list-item>
            </text:list>
            <text:p text:style-name="P7"><text:span text:style-name="T7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8">Überblick Smartwatch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&#10;_clipboard0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8.191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lektrisches Feld eines elektrisch-geladenen Teilchens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Magnetische Feldlinien verlaufen vom Nord- zum Südpol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Einheit von Magnetfeld: Tesla = T = kg/(A*s^2)</text:span></text:p>
                <text:p text:style-name="P7"><text:span text:style-name="T1"/></text:p>
              </text:list-item>
              <text:list-item>
                <text:p text:style-name="P7"><text:span text:style-name="T1">Erdmagnetfeld: 60 µT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/>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text:span text:style-name="T9"><text:line-break/></text:span><text:span text:style-name="T9"/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2" draw:text-style-name="P13" draw:layer="layout" svg:width="1.999cm" svg:height="0.999cm" svg:x="2cm" svg:y="1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Folienbildplatzhalter 1" draw:style-name="gr1" draw:layer="layout" svg:width="15.239cm" svg:height="8.572cm" svg:x="1.905cm" svg:y="3.175cm" draw:page-number="4" presentation:class="page"/>
          <draw:frame draw:name="Notizenplatzhalter 2" presentation:style-name="pr10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10">The Digitisation of the documentation has reduced the effort but a lot of time is still lost for documentation.</text:span></text:p>
            </draw:text-box>
          </draw:frame>
          <draw:frame draw:name="Foliennummernplatzhalter 3" presentation:style-name="pr11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agnetische Materialien</text:span></text:p>
              </text:list-item>
            </text:list>
            <text:p text:style-name="P6"><text:span text:style-name="T1"/></text:p>
            <text:list text:style-name="L5">
              <text:list-item>
                <text:list>
                  <text:list-item>
                    <text:p text:style-name="P18"><text:span text:style-name="T12">Eisen, Nickel, Cobalt, bestimmte Stahl-Sorten</text:span></text:p>
                  </text:list-item>
                  <text:list-item>
                    <text:p text:style-name="P18"><text:span text:style-name="T12">Temperaturabhängig</text:span></text:p>
                  </text:list-item>
                  <text:list-item>
                    <text:p text:style-name="P18"><text:span text:style-name="T12">Magnetische Hysterese</text:span></text:p>
                  </text:list-item>
                </text:list>
              </text:list-item>
            </text:list>
            <text:p text:style-name="P7"><text:span text:style-name="T1"/></text:p>
            <text:list text:style-name="L6">
              <text:list-item>
                <text:p text:style-name="P7"><text:span text:style-name="T1">Magnetfeld Effekte</text:span></text:p>
              </text:list-item>
            </text:list>
            <text:p text:style-name="P7"><text:span text:style-name="T1"/></text:p>
            <text:list text:style-name="L5">
              <text:list-item>
                <text:list>
                  <text:list-item>
                    <text:p text:style-name="P19"><text:span text:style-name="T12">Halleffekt</text:span></text:p>
                  </text:list-item>
                  <text:list-item>
                    <text:p text:style-name="P19"><text:span text:style-name="T12">Lorentzkraft</text:span></text:p>
                  </text:list-item>
                </text:list>
              </text:list-item>
            </text:list>
            <text:p text:style-name="P7"><text:span text:style-name="T1"/></text:p>
            <text:p text:style-name="P20"><text:span text:style-name="T12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3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ikro-Elektrisch-Mechanische Magnetomete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ein magnetisches Material erforderlich für die Herstell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leiner Formfakto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Einfache Integration mit anderen MEM-Sensor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3">Massenherstellung</text:span></text:p>
              </text:list-item>
            </text:list>
            <text:p text:style-name="P21"><text:span text:style-name="T12"/></text:p>
            <text:p text:style-name="P6"><text:span text:style-name="T1"/></text:p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EM-Magnetometer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ingabemethod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Ortung/Positionsbestimm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Fahrerüberwachung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Anwendungen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1-spaltig">
        <office:forms form:automatic-focus="false" form:apply-design-mode="false"/>
        <draw:frame draw:name="Inhaltsplatzhalter 1_0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erwendung des Magnetometers als Eingabequelle</text:span></text:p>
                <text:p text:style-name="P6"><text:span text:style-name="T1"/></text:p>
              </text:list-item>
              <text:list-item>
                <text:p text:style-name="P6"><text:span text:style-name="T1">Magnetring, Stylus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Verwendung als Zeiger im 2d order 3d Raum</text:span></text:p>
                <text:p text:style-name="P7"><text:span text:style-name="T1"/></text:p>
              </text:list-item>
              <text:list-item>
                <text:p text:style-name="P7"><text:span text:style-name="T1">Fingeridentifikation</text:span></text:p>
              </text:list-item>
            </text:list>
          </draw:text-box>
        </draw:frame>
        <draw:frame draw:name="Titel 2_0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0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Eingabemethoden</text:span></text:p>
            <text:p text:style-name="P7"><text:span text:style-name="T7"/></text:p>
          </draw:text-box>
        </draw:frame>
        <draw:frame draw:name="Datumsplatzhalter 4_0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_0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0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1-spaltig">
        <office:forms form:automatic-focus="false" form:apply-design-mode="false"/>
        <draw:frame draw:name="Inhaltsplatzhalter 1_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orteile</text:span></text:p>
                <text:list>
                  <text:list-item>
                    <text:p text:style-name="P21"><text:span text:style-name="T1">Kostengünstig </text:span></text:p>
                  </text:list-item>
                  <text:list-item>
                    <text:p text:style-name="P25"><text:span text:style-name="T1">Magnetringe sind leichtgewichtig</text:span></text:p>
                  </text:list-item>
                  <text:list-item>
                    <text:p text:style-name="P25"><text:span text:style-name="T1">Niedriger Energieverbrauch</text:span></text:p>
                  </text:list-item>
                  <text:list-item>
                    <text:p text:style-name="P25"><text:span text:style-name="T1">Unabhängigkeit von Sichtverhältnissen (s. Kamera)</text:span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Nachteile</text:span></text:p>
                <text:list>
                  <text:list-item>
                    <text:p text:style-name="P20"><text:span text:style-name="T1">Genauigkeit sinkt exponentiell zum Abstand</text:span></text:p>
                  </text:list-item>
                  <text:list-item>
                    <text:p text:style-name="P20"><text:span text:style-name="T1">Genauigkeit kann über Zeit sinken</text:span></text:p>
                  </text:list-item>
                  <text:list-item>
                    <text:p text:style-name="P20"><text:span text:style-name="T1">Notwendigkeit von kalibrierten magnetischen Gegenständen</text:span></text:p>
                  </text:list-item>
                  <text:list-item>
                    <text:p text:style-name="P20"><text:span text:style-name="T1">Interferenz/Störung durch sonstige Magnetfelder </text:span></text:p>
                  </text:list-item>
                </text:list>
              </text:list-item>
            </text:list>
          </draw:text-box>
        </draw:frame>
        <draw:frame draw:name="Titel 2_1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1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Eingabemethoden</text:span></text:p>
            <text:p text:style-name="P7"><text:span text:style-name="T7"/></text:p>
          </draw:text-box>
        </draw:frame>
        <draw:frame draw:name="Datumsplatzhalter 4_1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_1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1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_clipboard0" draw:style-name="dp1" draw:master-page-name="_31__5f_1-spaltig">
        <office:forms form:automatic-focus="false" form:apply-design-mode="false"/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Fahrerüberwachung</text:span></text:p>
            <text:p text:style-name="P7"><text:span text:style-name="T7"/></text:p>
          </draw:text-box>
        </draw:frame>
        <draw:frame draw:name="Datumsplatzhalter 4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Inhaltsplatzhalter 1_2" presentation:style-name="pr5" draw:text-style-name="P2" draw:layer="layout" svg:width="30.999cm" svg:height="11.953cm" svg:x="1.434cm" svg:y="4.295cm" presentation:class="outline" presentation:user-transformed="true">
          <draw:text-box>
            <text:list text:style-name="L3">
              <text:list-item>
                <text:p text:style-name="P6"><text:span text:style-name="T1">Magnetbrille &amp; Magnetarmbänder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Müdigkeitserkennung</text:span></text:p>
                <text:p text:style-name="P7"><text:span text:style-name="T1"/></text:p>
              </text:list-item>
              <text:list-item>
                <text:p text:style-name="P7"><text:span text:style-name="T1">Fahrsicherheit</text:span></text:p>
                <text:p text:style-name="P7"><text:span text:style-name="T1"/></text:p>
              </text:list-item>
              <text:list-item>
                <text:p text:style-name="P7"><text:span text:style-name="T1">Aufklärung bei Unfäll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1-spaltig">
        <office:forms form:automatic-focus="false" form:apply-design-mode="false"/>
        <draw:frame draw:name="Titel 2_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2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Fahrerüberwachung</text:span></text:p>
            <text:p text:style-name="P7"><text:span text:style-name="T7"/></text:p>
          </draw:text-box>
        </draw:frame>
        <draw:frame draw:name="Datumsplatzhalter 4_2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_2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2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Inhaltsplatzhalter 1_3" presentation:style-name="pr5" draw:text-style-name="P2" draw:layer="layout" svg:width="30.999cm" svg:height="11.953cm" svg:x="1.434cm" svg:y="4.295cm" presentation:class="outline" presentation:user-transformed="true">
          <draw:text-box>
            <text:list text:style-name="L3">
              <text:list-item>
                <text:p text:style-name="P6"><text:span text:style-name="T1">Vorteile</text:span></text:p>
                <text:list>
                  <text:list-item>
                    <text:p text:style-name="P21"><text:span text:style-name="T1">Tageszeit- und Sichtverhältnisseunabhängig</text:span></text:p>
                  </text:list-item>
                  <text:list-item>
                    <text:p text:style-name="P21"><text:span text:style-name="T1">Hände immer in der Nähe des Lenkrads</text:span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Nachteile</text:span></text:p>
                <text:list>
                  <text:list-item>
                    <text:p text:style-name="P20"><text:span text:style-name="T1">Magnetbrillen wirken durch hohes Eigengewicht ermüdend</text:span></text:p>
                  </text:list-item>
                  <text:list-item>
                    <text:p text:style-name="P20"><text:span text:style-name="T1">Viele Daten erforderlich</text:span></text:p>
                  </text:list-item>
                  <text:list-item>
                    <text:p text:style-name="P20"><text:span text:style-name="T1">Datenschu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66cm" presentation:class="outline" presentation:user-transformed="true">
          <draw:text-box>
            <text:list text:style-name="L2">
              <text:list-item>
                <text:p>Vielversprechende Forschungen</text:p>
              </text:list-item>
              <text:list-item>
                <text:p>Für körperlich eingeschränkte Personen</text:p>
              </text:list-item>
              <text:list-item>
                <text:p>Smartwatches sind preislich attraktiv und weit verbreitet</text:p>
              </text:list-item>
              <text:list-item>
                <text:p>Fahrerüberwachung oder Überwachung im medizinischen Bereich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Fa</text:span><text:span text:style-name="T4">zi</text:span><text:span text:style-name="T4">t</text:span><text:span text:style-name="T4"><text:line-break/></text:span><text:span text:style-name="T4"><text:line-break/></text:span><text:span text:style-name="T9"><text:line-break/></text:span><text:span text:style-name="T9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7">27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ckblatt-1-background" style:family="presentation">
      <style:graphic-properties draw:stroke="none" draw:fill="solid" draw:fill-color="#ffffff"/>
      <style:text-properties style:letter-kerning="true"/>
    </style:style>
    <style:style style:name="Deckblat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ckblat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ckblatt-1-outline1" style:family="presentation">
      <style:graphic-properties draw:stroke="none" draw:fill="none" draw:auto-grow-height="false" draw:fit-to-size="shrink-to-fit" style:shrink-to-fit="true">
        <text:list-style style:name="Deckblat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eckblatt-1-outline2" style:family="presentation" style:parent-style-name="Deckblatt-1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ckblatt-1-outline3" style:family="presentation" style:parent-style-name="Deckblatt-1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4" style:family="presentation" style:parent-style-name="Deckblatt-1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5" style:family="presentation" style:parent-style-name="Deckblatt-1-outline4">
      <style:paragraph-properties fo:margin-top="0.1cm" fo:margin-bottom="0cm"/>
      <style:text-properties fo:font-size="20pt" style:font-size-asian="20pt" style:font-size-complex="20pt"/>
    </style:style>
    <style:style style:name="Deckblatt-1-outline6" style:family="presentation" style:parent-style-name="Deckblatt-1-outline5">
      <style:paragraph-properties fo:margin-top="0.1cm" fo:margin-bottom="0cm"/>
      <style:text-properties fo:font-size="20pt" style:font-size-asian="20pt" style:font-size-complex="20pt"/>
    </style:style>
    <style:style style:name="Deckblatt-1-outline7" style:family="presentation" style:parent-style-name="Deckblatt-1-outline6">
      <style:paragraph-properties fo:margin-top="0.1cm" fo:margin-bottom="0cm"/>
      <style:text-properties fo:font-size="20pt" style:font-size-asian="20pt" style:font-size-complex="20pt"/>
    </style:style>
    <style:style style:name="Deckblatt-1-outline8" style:family="presentation" style:parent-style-name="Deckblatt-1-outline7">
      <style:paragraph-properties fo:margin-top="0.1cm" fo:margin-bottom="0cm"/>
      <style:text-properties fo:font-size="20pt" style:font-size-asian="20pt" style:font-size-complex="20pt"/>
    </style:style>
    <style:style style:name="Deckblatt-1-outline9" style:family="presentation" style:parent-style-name="Deckblatt-1-outline8">
      <style:paragraph-properties fo:margin-top="0.1cm" fo:margin-bottom="0cm"/>
      <style:text-properties fo:font-size="20pt" style:font-size-asian="20pt" style:font-size-complex="20pt"/>
    </style:style>
    <style:style style:name="Deckblatt-1-subtitle" style:family="presentation">
      <style:graphic-properties draw:stroke="none" draw:fill="none" draw:textarea-vertical-align="middle">
        <text:list-style style:name="Deckblat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ckblatt-1-title" style:family="presentation">
      <style:graphic-properties draw:stroke="none" draw:fill="none" draw:textarea-vertical-align="middle">
        <text:list-style style:name="Deckblat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background" style:display-name="1_1-spaltig-background" style:family="presentation">
      <style:graphic-properties draw:stroke="none" draw:fill="solid" draw:fill-color="#ffffff"/>
      <style:text-properties style:letter-kerning="true"/>
    </style:style>
    <style:style style:name="_31__5f_1-spaltig-backgroundobjects" style:display-name="1_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-notes" style:display-name="1_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-outline1" style:display-name="1_1-spaltig-outline1" style:family="presentation">
      <style:graphic-properties draw:stroke="none" draw:fill="none" draw:auto-grow-height="false" draw:fit-to-size="shrink-to-fit" style:shrink-to-fit="true">
        <text:list-style style:name="_31__5f_1-spaltig-outline1" style:display-name="1_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outline2" style:display-name="1_1-spaltig-outline2" style:family="presentation" style:parent-style-name="_31__5f_1-spaltig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-outline3" style:display-name="1_1-spaltig-outline3" style:family="presentation" style:parent-style-name="_31__5f_1-spaltig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4" style:display-name="1_1-spaltig-outline4" style:family="presentation" style:parent-style-name="_31__5f_1-spaltig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5" style:display-name="1_1-spaltig-outline5" style:family="presentation" style:parent-style-name="_31__5f_1-spaltig-outline4">
      <style:paragraph-properties fo:margin-top="0.1cm" fo:margin-bottom="0cm"/>
      <style:text-properties fo:font-size="20pt" style:font-size-asian="20pt" style:font-size-complex="20pt"/>
    </style:style>
    <style:style style:name="_31__5f_1-spaltig-outline6" style:display-name="1_1-spaltig-outline6" style:family="presentation" style:parent-style-name="_31__5f_1-spaltig-outline5">
      <style:paragraph-properties fo:margin-top="0.1cm" fo:margin-bottom="0cm"/>
      <style:text-properties fo:font-size="20pt" style:font-size-asian="20pt" style:font-size-complex="20pt"/>
    </style:style>
    <style:style style:name="_31__5f_1-spaltig-outline7" style:display-name="1_1-spaltig-outline7" style:family="presentation" style:parent-style-name="_31__5f_1-spaltig-outline6">
      <style:paragraph-properties fo:margin-top="0.1cm" fo:margin-bottom="0cm"/>
      <style:text-properties fo:font-size="20pt" style:font-size-asian="20pt" style:font-size-complex="20pt"/>
    </style:style>
    <style:style style:name="_31__5f_1-spaltig-outline8" style:display-name="1_1-spaltig-outline8" style:family="presentation" style:parent-style-name="_31__5f_1-spaltig-outline7">
      <style:paragraph-properties fo:margin-top="0.1cm" fo:margin-bottom="0cm"/>
      <style:text-properties fo:font-size="20pt" style:font-size-asian="20pt" style:font-size-complex="20pt"/>
    </style:style>
    <style:style style:name="_31__5f_1-spaltig-outline9" style:display-name="1_1-spaltig-outline9" style:family="presentation" style:parent-style-name="_31__5f_1-spaltig-outline8">
      <style:paragraph-properties fo:margin-top="0.1cm" fo:margin-bottom="0cm"/>
      <style:text-properties fo:font-size="20pt" style:font-size-asian="20pt" style:font-size-complex="20pt"/>
    </style:style>
    <style:style style:name="_31__5f_1-spaltig-subtitle" style:display-name="1_1-spaltig-subtitle" style:family="presentation">
      <style:graphic-properties draw:stroke="none" draw:fill="none" draw:textarea-vertical-align="middle">
        <text:list-style style:name="_31__5f_1-spaltig-subtitle" style:display-name="1_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-title" style:display-name="1_1-spaltig-title" style:family="presentation">
      <style:graphic-properties draw:stroke="none" draw:fill="none" draw:textarea-vertical-align="middle">
        <text:list-style style:name="_31__5f_1-spaltig-title" style:display-name="1_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_5f_-background" style:display-name="1_1-spaltig_-background" style:family="presentation">
      <style:graphic-properties draw:stroke="none" draw:fill="solid" draw:fill-color="#ffffff"/>
      <style:text-properties style:letter-kerning="true"/>
    </style:style>
    <style:style style:name="_31__5f_1-spaltig_5f_-backgroundobjects" style:display-name="1_1-spalti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_5f_-notes" style:display-name="1_1-spalti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_5f_-outline1" style:display-name="1_1-spaltig_-outline1" style:family="presentation">
      <style:graphic-properties draw:stroke="none" draw:fill="none" draw:auto-grow-height="false" draw:fit-to-size="shrink-to-fit" style:shrink-to-fit="true">
        <text:list-style style:name="_31__5f_1-spaltig_5f_-outline1" style:display-name="1_1-spalti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_5f_-outline2" style:display-name="1_1-spaltig_-outline2" style:family="presentation" style:parent-style-name="_31__5f_1-spaltig_5f_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_5f_-outline3" style:display-name="1_1-spaltig_-outline3" style:family="presentation" style:parent-style-name="_31__5f_1-spaltig_5f_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_5f_-outline4" style:display-name="1_1-spaltig_-outline4" style:family="presentation" style:parent-style-name="_31__5f_1-spaltig_5f_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_5f_-outline5" style:display-name="1_1-spaltig_-outline5" style:family="presentation" style:parent-style-name="_31__5f_1-spaltig_5f_-outline4">
      <style:paragraph-properties fo:margin-top="0.1cm" fo:margin-bottom="0cm"/>
      <style:text-properties fo:font-size="20pt" style:font-size-asian="20pt" style:font-size-complex="20pt"/>
    </style:style>
    <style:style style:name="_31__5f_1-spaltig_5f_-outline6" style:display-name="1_1-spaltig_-outline6" style:family="presentation" style:parent-style-name="_31__5f_1-spaltig_5f_-outline5">
      <style:paragraph-properties fo:margin-top="0.1cm" fo:margin-bottom="0cm"/>
      <style:text-properties fo:font-size="20pt" style:font-size-asian="20pt" style:font-size-complex="20pt"/>
    </style:style>
    <style:style style:name="_31__5f_1-spaltig_5f_-outline7" style:display-name="1_1-spaltig_-outline7" style:family="presentation" style:parent-style-name="_31__5f_1-spaltig_5f_-outline6">
      <style:paragraph-properties fo:margin-top="0.1cm" fo:margin-bottom="0cm"/>
      <style:text-properties fo:font-size="20pt" style:font-size-asian="20pt" style:font-size-complex="20pt"/>
    </style:style>
    <style:style style:name="_31__5f_1-spaltig_5f_-outline8" style:display-name="1_1-spaltig_-outline8" style:family="presentation" style:parent-style-name="_31__5f_1-spaltig_5f_-outline7">
      <style:paragraph-properties fo:margin-top="0.1cm" fo:margin-bottom="0cm"/>
      <style:text-properties fo:font-size="20pt" style:font-size-asian="20pt" style:font-size-complex="20pt"/>
    </style:style>
    <style:style style:name="_31__5f_1-spaltig_5f_-outline9" style:display-name="1_1-spaltig_-outline9" style:family="presentation" style:parent-style-name="_31__5f_1-spaltig_5f_-outline8">
      <style:paragraph-properties fo:margin-top="0.1cm" fo:margin-bottom="0cm"/>
      <style:text-properties fo:font-size="20pt" style:font-size-asian="20pt" style:font-size-complex="20pt"/>
    </style:style>
    <style:style style:name="_31__5f_1-spaltig_5f_-subtitle" style:display-name="1_1-spaltig_-subtitle" style:family="presentation">
      <style:graphic-properties draw:stroke="none" draw:fill="none" draw:textarea-vertical-align="middle">
        <text:list-style style:name="_31__5f_1-spaltig_5f_-subtitle" style:display-name="1_1-spalti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_5f_-title" style:display-name="1_1-spaltig_-title" style:family="presentation">
      <style:graphic-properties draw:stroke="none" draw:fill="none" draw:textarea-vertical-align="middle">
        <text:list-style style:name="_31__5f_1-spaltig_5f_-title" style:display-name="1_1-spalti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Deckblatt-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ckblatt-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9" style:family="presentation" style:parent-style-name="_31__5f_1-spalt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1__5f_1-spalt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1__5f_1-spaltig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1__5f_1-spaltig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1__5f_1-spaltig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1__5f_1-spaltig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15" style:family="presentation" style:parent-style-name="_31__5f_1-spaltig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1__5f_1-spaltig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0.723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0.653cm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8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6413c" style:text-line-through-style="none" style:text-line-through-type="none" style:text-position="0% 100%" style:font-name="Arial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6413c" style:text-line-through-style="none" style:text-line-through-type="none" style:text-position="0% 100%" style:font-name="Arial" fo:font-size="18pt" fo:letter-spacing="0.004cm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6413c" style:text-line-through-style="none" style:text-line-through-type="none" style:text-position="0% 100%" style:font-name="Arial" fo:font-size="16pt" fo:letter-spacing="0.007cm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6413c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text-transform="uppercase" fo:color="#46413c" style:text-line-through-style="none" style:text-line-through-type="none" style:text-position="0% 100%" style:font-name="Arial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ckblatt-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7" draw:layer="backgroundobjects" svg:width="19.777cm" svg:height="19.049cm" svg:x="0cm" svg:y="0.002cm">
        <draw:image xlink:href="Pictures/10000201000009C400000967FC7F8BFFAD501B7B.png" xlink:type="simple" xlink:show="embed" xlink:actuate="onLoad" loext:mime-type="image/png">
          <text:p/>
        </draw:image>
      </draw:frame>
      <draw:frame draw:name="Titel 1" presentation:style-name="Mpr1" draw:text-style-name="MP9" draw:layer="backgroundobjects" svg:width="15.496cm" svg:height="3.398cm" svg:x="16.933cm" svg:y="12.97cm" presentation:class="title" presentation:user-transformed="true">
        <draw:text-box>
          <text:p text:style-name="MP8"><text:span text:style-name="MT3">Untertitel bearbeiten</text:span><text:span text:style-name="MT3"><text:line-break/></text:span><text:span text:style-name="MT3">4-zeilig</text:span><text:span text:style-name="MT3"><text:line-break/></text:span><text:span text:style-name="MT3"/></text:p>
        </draw:text-box>
      </draw:frame>
      <draw:frame draw:name="Textplatzhalter 5" presentation:style-name="Deckblatt-1-outline1" draw:layer="backgroundobjects" svg:width="15.496cm" svg:height="3.398cm" svg:x="16.933cm" svg:y="9.549cm" presentation:class="outline" presentation:placeholder="true" presentation:user-transformed="true">
        <draw:text-box/>
      </draw:frame>
      <draw:frame draw:name="Textplatzhalter 2" presentation:style-name="Deckblatt-1-outline1" draw:layer="backgroundobjects" svg:width="15.496cm" svg:height="0.799cm" svg:x="16.933cm" svg:y="16.562cm" presentation:class="outline" presentation:placeholder="true" presentation:user-transformed="true">
        <draw:text-box/>
      </draw:frame>
      <draw:frame draw:name="Textplatzhalter 2" presentation:style-name="Mpr2" draw:text-style-name="MP11" draw:layer="backgroundobjects" svg:width="15.496cm" svg:height="0.799cm" svg:x="16.933cm" svg:y="17.396cm" presentation:class="outline" presentation:user-transformed="true">
        <draw:text-box>
          <text:p text:style-name="MP10"><text:span text:style-name="MT4">XX.XX.XXXX</text:span></text:p>
        </draw:text-box>
      </draw:frame>
      <draw:frame draw:name="Grafik 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presentation:notes style:page-layout-name="PM2">
        <draw:page-thumbnail presentation:style-name="Deckblatt-1-title" draw:layer="backgroundobjects" svg:width="19.798cm" svg:height="11.136cm" svg:x="0.6cm" svg:y="2.257cm" presentation:class="page"/>
        <draw:frame presentation:style-name="Deckblatt-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1-spaltig" style:display-name="1_1-spaltig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5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astertitelformat bearbeiten</text:span></text:p>
        </draw:text-box>
      </draw:frame>
      <draw:frame draw:name="Textplatzhalter 9" presentation:style-name="Mpr5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7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1-27">27.01.2022</text:date></text:span></text:p>
        </draw:text-box>
      </draw:frame>
      <draw:frame draw:name="Fußzeilenplatzhalter 4" presentation:style-name="Mpr8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Main University of Applied Sciences</text:span></text:p>
        </draw:text-box>
      </draw:frame>
      <draw:frame draw:name="Foliennummernplatzhalter 5" presentation:style-name="Mpr7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presentation:notes style:page-layout-name="PM2">
        <draw:page-thumbnail presentation:style-name="_31__5f_1-spaltig-title" draw:layer="backgroundobjects" svg:width="19.798cm" svg:height="11.136cm" svg:x="0.6cm" svg:y="2.257cm" presentation:class="page"/>
        <draw:frame presentation:style-name="_31__5f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1-spaltig_5f_" style:display-name="1_1-spaltig_" style:page-layout-name="PM1" draw:style-name="Mdp1">
      <draw:custom-shape draw:name="Textfeld 13" draw:style-name="Mgr3" draw:text-style-name="MP22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22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22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22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22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22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22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22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22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22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22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22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22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22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22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22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11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2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astertitelformat bearbeiten</text:span></text:p>
        </draw:text-box>
      </draw:frame>
      <draw:frame draw:name="Textplatzhalter 9" presentation:style-name="Mpr11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13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1-27">27.01.2022</text:date></text:span></text:p>
        </draw:text-box>
      </draw:frame>
      <draw:frame draw:name="Fußzeilenplatzhalter 4" presentation:style-name="Mpr14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Main University of Applied Sciences</text:span></text:p>
        </draw:text-box>
      </draw:frame>
      <draw:frame draw:name="Foliennummernplatzhalter 5" presentation:style-name="Mpr13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presentation:notes style:page-layout-name="PM2">
        <draw:page-thumbnail presentation:style-name="_31__5f_1-spaltig_5f_-title" draw:layer="backgroundobjects" svg:width="19.798cm" svg:height="11.136cm" svg:x="0.6cm" svg:y="2.257cm" presentation:class="page"/>
        <draw:frame presentation:style-name="_31__5f_1-spaltig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itel</dc:title>
    <meta:initial-creator>Sergio Staab</meta:initial-creator>
    <meta:editing-cycles>20</meta:editing-cycles>
    <meta:creation-date>2021-12-16T11:54:15</meta:creation-date>
    <dc:date>2022-01-27T13:26:56.866899236</dc:date>
    <meta:editing-duration>PT2H38M26S</meta:editing-duration>
    <meta:generator>LibreOffice/6.4.7.2$Linux_X86_64 LibreOffice_project/40$Build-2</meta:generator>
    <meta:document-statistic meta:object-count="188"/>
    <meta:user-defined meta:name="AppVersion">16.0000</meta:user-defined>
    <meta:user-defined meta:name="ContentTypeId">0x01010028A3E36D54A1F94894DCBD93D1B4B25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PPT_Vorlage_16x9_-_empfohlenes_Format_für_die_gängigen_Geräte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v</mi>
        <mo stretchy="false">⃗</mo>
      </mover>
      <mover accent="true">
        <mi>B</mi>
        <mo stretchy="false">⃗</mo>
      </mover>
    </mrow>
    <annotation encoding="StarMath 5.0">vec { F } =   q vec { v } vec { B }  

</annotation>
  </semantics>
</math>
</file>